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/>
    </style:style>
    <style:style style:name="T5" style:family="text">
      <style:text-properties fo:font-size="18pt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/>
    </style:style>
    <style:style style:name="T8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314cm" svg:height="0.818cm" svg:x="26.491cm" svg:y="8.228cm">
          <draw:text-box>
            <text:p text:style-name="P1"><text:span text:style-name="T2">GROUP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1.874cm" svg:height="0.818cm" svg:x="20.81cm" svg:y="4.49cm">
          <draw:text-box>
            <text:p text:style-name="P1"><text:span text:style-name="T2">ROLE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3"><text:s text:c="106"/></text:span><text:span text:style-name="T3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491cm" svg:y2="8.637cm" draw:start-shape="id2" draw:start-glue-point="1" draw:end-shape="id3" svg:d="m23797 8637h2694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805cm" svg:y2="8.637cm" draw:start-shape="id4" draw:end-shape="id3" draw:end-glue-point="1" svg:d="m31504 8637h-2699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4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3cm" svg:height="0.818cm" svg:x="20.097cm" svg:y="23.041cm">
          <draw:text-box>
            <text:p text:style-name="P1"><text:span text:style-name="T1">LANGUAGE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5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4.917cm" svg:height="0.806cm" svg:x="7.634cm" svg:y="8.234cm">
          <draw:text-box>
            <text:p text:style-name="P1">MESSAGE_TO_MP</text:p>
          </draw:text-box>
        </draw:frame>
        <draw:connector draw:style-name="gr3" draw:text-style-name="P5" draw:layer="layout" svg:x1="15.43cm" svg:y1="8.637cm" svg:x2="12.551cm" svg:y2="8.637cm" draw:start-shape="id1" draw:start-glue-point="3" draw:end-shape="id11" draw:end-glue-point="1" svg:d="m15430 8637h-2879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2.4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12" draw:id="id15" draw:layer="layout" svg:width="2.949cm" svg:height="0.806cm" svg:x="2.788cm" svg:y="8.228cm">
          <draw:text-box>
            <text:p text:style-name="P1"><text:span text:style-name="T6">MESSAGE</text:span></text:p>
          </draw:text-box>
        </draw:frame>
        <draw:frame draw:style-name="gr5" draw:layer="layout" svg:width="0.697cm" svg:height="0.64cm" svg:x="5.572cm" svg:y="8.015cm">
          <draw:text-box>
            <text:p text:style-name="P1">1</text:p>
          </draw:text-box>
        </draw:frame>
        <draw:connector draw:style-name="gr3" draw:text-style-name="P5" draw:layer="layout" svg:x1="5.737cm" svg:y1="8.631cm" svg:x2="7.634cm" svg:y2="8.637cm" draw:start-shape="id15" draw:start-glue-point="1" draw:end-shape="id11" draw:end-glue-point="3" svg:d="m5737 8631h949v6h948">
          <text:p/>
        </draw:connector>
        <draw:frame draw:style-name="gr5" draw:layer="layout" svg:width="0.637cm" svg:height="0.64cm" svg:x="7.1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3" draw:layer="layout" svg:width="2.784cm" svg:height="0.818cm" svg:x="1.635cm" svg:y="20.976cm">
          <draw:text-box>
            <text:p text:style-name="P1"><text:span text:style-name="T7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connector draw:style-name="gr3" draw:text-style-name="P5" draw:layer="layout" svg:x1="23.587cm" svg:y1="19.698cm" svg:x2="26.491cm" svg:y2="8.84cm" draw:start-shape="id7" draw:start-glue-point="4" draw:end-shape="id3" draw:end-glue-point="5" svg:d="m23587 19698h1453v-10858h1451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6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6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6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7" draw:layer="layout" svg:width="3.207cm" svg:height="0.806cm" svg:x="25.987cm" svg:y="23.041cm">
          <draw:text-box>
            <text:p text:style-name="P1"><text:span text:style-name="T8">ATTRIBUTE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8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27" draw:text-style-name="P5" draw:layer="layout" svg:x1="23.397cm" svg:y1="23.45cm" svg:x2="25.987cm" svg:y2="23.444cm" draw:start-shape="id8" draw:start-glue-point="1" draw:end-shape="id17" draw:end-glue-point="3" svg:d="m23397 23450h1295v-6h1295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3" draw:layer="layout" svg:width="4.477cm" svg:height="0.818cm" svg:x="8.136cm" svg:y="20.977cm">
          <draw:text-box>
            <text:p text:style-name="P1"><text:span text:style-name="T7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805cm" svg:y2="8.82cm" draw:start-shape="id3" draw:start-glue-point="2" draw:end-shape="id3" draw:end-glue-point="4" svg:d="m27648 9046v513h1670v-739h-513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  <draw:frame draw:style-name="gr19" draw:text-style-name="P1" draw:id="id18" draw:layer="layout" svg:width="2.081cm" svg:height="0.806cm" svg:x="9.053cm" svg:y="12.111cm">
          <draw:text-box>
            <text:p text:style-name="P1">REPLY</text:p>
          </draw:text-box>
        </draw:frame>
        <draw:connector draw:style-name="gr3" draw:text-style-name="P5" draw:layer="layout" svg:x1="10.092cm" svg:y1="9.04cm" svg:x2="10.093cm" svg:y2="12.111cm" draw:start-shape="id11" draw:start-glue-point="2" draw:end-shape="id18" draw:end-glue-point="0" svg:d="m10092 9040v1536h1v1535">
          <text:p/>
        </draw:connector>
        <draw:frame draw:style-name="gr5" draw:layer="layout" svg:width="0.697cm" svg:height="0.64cm" svg:x="9.517cm" svg:y="9.071cm">
          <draw:text-box>
            <text:p text:style-name="P1">1</text:p>
          </draw:text-box>
        </draw:frame>
        <draw:frame draw:style-name="gr5" draw:layer="layout" svg:width="0.637cm" svg:height="0.64cm" svg:x="9.57cm" svg:y="11.611cm">
          <draw:text-box>
            <text:p text:style-name="P1"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11-14T13:23:35.90</dc:date>
    <dc:language>cs-CZ</dc:language>
    <meta:editing-cycles>215</meta:editing-cycles>
    <meta:editing-duration>PT2119H53M02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